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sterRecord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usterRecord.ClusterRecord( Record record , String work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usterRecord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usterRecord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Record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Record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Record.ClusterRecord( 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Record.cancel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usterRecord.readEndMar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